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A3000006A27632D22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5cm" svg:height="21.5cm" draw:z-index="0"><draw:image xlink:href="Pictures/10000000000004A3000006A27632D22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8:23:03.617178047</meta:creation-date>
    <meta:print-date>2016-01-18T20:18:09.399613753</meta:print-date>
    <dc:date>2016-01-18T20:18:27.164078904</dc:date>
    <meta:editing-duration>PT1H40M1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2.8.2$Linux_x86 LibreOffice_project/420m0$Build-2</meta:generator>
  </office:meta>
</office:document-meta>
</file>